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 style:parent-style-name="standard">
      <style:graphic-properties svg:stroke-color="#ff00ff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Zing1">
        <draw:g>
          <draw:rect draw:style-name="gr1" draw:text-style-name="P2" draw:layer="layout" svg:width="0.926cm" svg:height="1.032cm" svg:x="36.676cm" svg:y="9.391cm">
            <text:p text:style-name="P1"><text:span text:style-name="T1">2</text:span></text:p>
          </draw:rect>
          <draw:path draw:style-name="gr2" draw:text-style-name="P1" draw:layer="layout" svg:width="5.263cm" svg:height="4.237cm" svg:x="34.5cm" svg:y="6.4cm" svg:viewBox="0 0 5264 4238" svg:d="m3579 2876c412-357 794-774 979-1045 46-59-23-159-99-159l-3654 1c-76 0-145 100-99 159 185 271 567 688 979 1045 250 216 664 375 897 384 41 2 81-1 122-4 236-20 633-171 875-381zm1059-1402c61-18 141-50 178-146 66-225 111-655 127-895h-2c-4-79-70-142-150-142-688-27-1377-84-2066-83-55 0-109 1-164 1-697 3-1392 56-2088 83-80 0-146 63-150 142h-2c16 240 61 670 127 895 37 96 117 128 178 146zm4159-1390c64 1 183 12 179-80l4 3v-8h296c-18 274-15 549-53 821-39 280-64 569-177 828s-307 477-489 693c-227 269-371 432-750 745s-676 767-1014 1150v-529l-298 1v529c-338-383-635-837-1014-1150s-523-476-750-745c-182-216-376-434-489-693s-138-548-177-828c-38-272-35-547-53-821h296v8l4-3c-4 92 117 80 179 80 694-25 1384-75 2082-78 55 0 109-1 164-1 690-1 1373 53 2060 78z">
            <text:p/>
          </draw:path>
        </draw:g>
        <draw:g>
          <draw:rect draw:style-name="gr1" draw:text-style-name="P2" draw:layer="layout" svg:width="0.126cm" svg:height="0.159cm" svg:x="34.093cm" svg:y="5.413cm">
            <text:p text:style-name="P1"><text:span text:style-name="T1">6</text:span></text:p>
          </draw:rect>
          <draw:path draw:style-name="gr2" draw:text-style-name="P1" draw:layer="layout" svg:width="7.483cm" svg:height="6.599cm" svg:x="30.266cm" svg:y="0.101cm" svg:viewBox="0 0 7484 6600" svg:d="m3589 5515v1085c-324-540-681-794-1450-1388-788-609-2058-1535-2137-2739-33-893 308-1087 450-1633 72-279 137-560 205-840 95 2 189 5 284 7-13 127-31 246-51 356 5 62 48 113 105 130 901-40 1803-120 2703-122 53 0 106 0 159 0 877 4 1755 83 2632 122 57-17 100-68 105-130-20-110-38-229-51-356 95-2 189-5 284-7 68 280 133 561 205 840 142 546 483 740 450 1633-79 1204-1349 2130-2137 2739-769 594-1132 848-1456 1388v-1085zm-2900-4816c-80 0-180 48-222 142-119 366-266 634-366 891-28 53 43 146 104 164h6474c61-18 132-111 104-164-100-257-247-525-366-891-42-94-142-142-222-142-879-40-1759-118-2638-124-53 0-106-1-159-1-902-1-1806 84-2709 125zm-490 1403c-80 0-199 47-213 142-3 83 3 170 20 263 82 513 406 1154 966 1613 700 574 1706 933 2426 939 44 0 88-1 132-2 718-22 1696-375 2382-937 560-459 884-1100 966-1613 17-93 23-180 20-263-14-95-133-142-213-142z">
            <text:p/>
          </draw:path>
        </draw:g>
        <draw:g>
          <draw:rect draw:style-name="gr1" draw:text-style-name="P2" draw:layer="layout" svg:width="0.157cm" svg:height="0.193cm" svg:x="26.564cm" svg:y="5.39cm">
            <text:p text:style-name="P1"><text:span text:style-name="T1">5</text:span></text:p>
          </draw:rect>
          <draw:path draw:style-name="gr2" draw:text-style-name="P1" draw:layer="layout" svg:width="7.182cm" svg:height="6.597cm" svg:x="22.944cm" svg:y="0.201cm" svg:viewBox="0 0 7183 6598" svg:d="m3442 5404v1193c-260-647-677-975-1119-1398-398-364-781-589-1198-998-529-451-1005-1099-1091-1595-152-628 255-1428 331-1687 119-304 139-589 205-919h278c-22 115-46 226-72 334h7c-1 7-2 15-2 22 0 68 45 125 106 143 864-37 1729-119 2593-118 79 0 158 1 238 2 859 7 1719 80 2579 117 61-18 106-75 106-143 0-7-1-15-2-22h7c-26-108-50-219-72-334h278c66 330 86 615 205 919 76 259 483 1059 331 1687-86 496-562 1144-1091 1595-417 409-800 634-1198 998-442 423-859 751-1119 1398v-1193zm-2861-4700c-80 0-213 56-237 142-85 309-172 608-245 923-28 109 51 147 112 165l6162 1c61-18 140-56 112-165-73-315-160-614-245-923-24-86-157-142-237-142-862-38-1724-115-2585-120-80 0-159-1-238-1-866 1-1733 82-2599 120zm-376 1436c-80 0-187 62-191 142 11 654 553 1301 1063 1745 574 500 1456 897 2129 918 53 2 106 3 159 2 672-11 1564-416 2142-919 510-444 1052-1091 1063-1745-4-80-111-142-191-142z">
            <text:p/>
          </draw:path>
        </draw:g>
        <draw:g>
          <draw:rect draw:style-name="gr1" draw:text-style-name="P2" draw:layer="layout" svg:width="0.126cm" svg:height="0.159cm" svg:x="19.504cm" svg:y="5.25cm">
            <text:p text:style-name="P1"><text:span text:style-name="T1">4</text:span></text:p>
          </draw:rect>
          <draw:path draw:style-name="gr2" draw:text-style-name="P1" draw:layer="layout" svg:width="6.69cm" svg:height="6.461cm" svg:x="16.1cm" svg:y="0.238cm" svg:viewBox="0 0 6691 6462" svg:d="m3199 5186v1276c-120-314-269-662-425-886-417-648-985-1085-1581-1613-370-331-621-529-873-919-264-364-370-1053-297-1311 66-277 350-589 396-1733 97 2 194 5 291 7 0 118-4 225-10 325 15 45 52 80 97 93 834-35 1674-107 2504-109 44 0 88 0 132 0 816 3 1641 74 2462 109 45-13 82-48 97-93-6-100-10-207-10-325 97-2 194-5 291-7 46 1144 330 1456 396 1733 73 258-33 947-297 1311-252 390-503 588-873 919-596 528-1164 965-1581 1613-156 224-305 572-425 886v-1276l-60 1h-132zm-2510-4556c-63 0-117 39-139 93-70 386-191 644-299 978-27 85 79 147 140 165h5706c61-18 167-80 140-165-108-334-229-592-299-978-22-54-76-93-139-93-823-36-1650-109-2468-112-44 0-88 0-132 0-832 2-1674 76-2510 112zm-304 1442c-74 0-135 53-148 123 43 273 139 568 225 695 489 589 490 621 1026 1005 336 249 1266 785 1711 808 44 2 88-2 132-8 458-61 1342-559 1669-800 536-384 537-416 1026-1005 86-127 182-422 225-695-13-70-74-123-148-123z">
            <text:p/>
          </draw:path>
        </draw:g>
        <draw:g>
          <draw:rect draw:style-name="gr1" draw:text-style-name="P2" draw:layer="layout" svg:width="0.126cm" svg:height="0.159cm" svg:x="11.898cm" svg:y="11.443cm">
            <text:p text:style-name="P1"><text:span text:style-name="T1">3</text:span></text:p>
          </draw:rect>
          <draw:path draw:style-name="gr2" draw:text-style-name="P1" draw:layer="layout" svg:width="5.931cm" svg:height="5.487cm" svg:x="8.968cm" svg:y="6.9cm" svg:viewBox="0 0 5932 5488" svg:d="m449 1781c-68 0-127 46-145 109 11 214 56 348 348 722 161 190 491 503 843 740 487 328 1066 781 1411 810 35 2 71 4 106 3 343-14 931-479 1425-812 352-237 682-550 843-740 292-374 337-508 348-722-18-63-77-109-145-109zm-2667 2936-1 769c-121-260-219-532-385-763-317-441-724-777-1147-1156-829-802-1230-833-1283-1808 0-335 117-641 141-965 53-274 0-529 0-794 76-2 211 2 290 0h1 4c0 12 1 24 1 37 14 50 55 89 105 104 797-29 1596-94 2390-88 27 0 53 1 80 2 790 13 1585 58 2378 87 50-15 91-54 105-104 0-13 1-25 1-37h4 1c79 2 214-2 290 0 0 265-53 520 0 794 24 324 141 630 141 965-53 975-454 1006-1283 1808-423 379-830 715-1147 1156-166 231-264 503-385 763l-1-769zm-2512-4374c-80 0-146 63-150 142h-2c2 115 0 234-11 352-16 180-52 360-86 535-2 13-3 25-5 36h1c-1 7-2 15-2 22 0 68 45 125 106 143l5022 1c61-18 106-75 106-143 0-7-1-15-2-22h1c-2-11-3-23-5-36-34-175-70-355-86-535-11-118-13-237-11-352h-2c-4-79-70-142-150-142-772-28-1553-80-2316-86-27-1-53-1-80-1-766-4-1552 58-2328 86z">
            <text:p/>
          </draw:path>
        </draw:g>
        <draw:g>
          <draw:rect draw:style-name="gr1" draw:text-style-name="P2" draw:layer="layout" svg:width="0.126cm" svg:height="0.159cm" svg:x="4.189cm" svg:y="18.685cm">
            <text:p text:style-name="P1"><text:span text:style-name="T1">1</text:span></text:p>
          </draw:rect>
          <draw:path draw:style-name="gr2" draw:text-style-name="P1" draw:layer="layout" svg:width="3.262cm" svg:height="3.203cm" svg:x="2.637cm" svg:y="15.9cm" svg:viewBox="0 0 3263 3204" svg:d="m1478 2951v253c-437-462-941-867-1357-1358-49-79-79-178-111-265-25-96 3-1400 9-1529 22 2 167-1 251-1 434-16 868-49 1301-51 36 0 71 0 106 0 438 1 877 35 1316 51 84 0 229 3 251 1 6 129 34 1433 9 1529-32 87-62 186-111 265-416 491-920 896-1357 1358v-253zm-1515-2700c1 309 4 866 8 1016-5 113 118 161 179 179h2349c61-18 184-66 179-179 4-150 7-707 8-1016 0 0-877-40-1316-48-35-1-70-1-106 0-434 8-1301 48-1301 48zm306 1393c-139 0-46 187-27 225 242 292 846 628 1049 646 26 2 53 2 79-2 215-28 799-357 1037-644 19-38 112-225-27-225z">
            <text:p/>
          </draw:path>
        </draw:g>
        <draw:g>
          <draw:rect draw:style-name="gr1" draw:text-style-name="P2" draw:layer="layout" svg:width="0.114cm" svg:height="0.339cm" svg:x="20.203cm" svg:y="16.501cm">
            <text:p text:style-name="P1"><text:span text:style-name="T1">1</text:span></text:p>
            <text:p text:style-name="P1"><text:span text:style-name="T1">3</text:span></text:p>
          </draw:rect>
          <draw:path draw:style-name="gr2" draw:text-style-name="P1" draw:layer="layout" svg:width="8.242cm" svg:height="6.137cm" svg:x="16.174cm" svg:y="11.188cm" svg:viewBox="0 0 8243 6138" svg:d="m3973 5713v425c-625-422-1678-524-2403-863-443-218-786-434-1018-786-459-697-615-1410-529-2547 26-417 376-1086 641-1661 28-95 54-188 78-281h333c-2 8-5 15-7 23 3 64 47 118 106 135 965-44 1929-134 2896-136 44 0 88 0 133 0 957 3 1911 92 2867 136 59-17 103-71 106-135-2-8-5-15-7-23h333c24 93 50 186 78 281 265 575 615 1244 641 1661 86 1137-70 1850-529 2547-232 352-575 568-1018 786-725 339-1778 441-2403 863v-425zm-3103-5349c-80 0-233 63-283 142-134 310-292 623-405 906h6c-1 7-2 15-2 22 0 68 45 125 106 143h7064c61-18 106-75 106-143 0-7-1-15-2-22h6c-113-283-271-596-405-906-50-79-203-142-283-142-958-45-1914-136-2873-139-45 0-89 0-133 0-969 2-1935 94-2902 139zm-584 1419c-80 0-204 53-251 179-118 872 21 1773 444 2302 655 820 2210 976 3240 984 53 0 106 1 159 1 1028 0 2624-151 3291-985 423-529 562-1430 444-2302-47-126-171-179-251-179z">
            <text:p/>
          </draw:path>
        </draw:g>
        <draw:g>
          <draw:rect draw:style-name="gr1" draw:text-style-name="P2" draw:layer="layout" svg:width="0.126cm" svg:height="0.237cm" svg:x="4.252cm" svg:y="25.709cm">
            <text:p text:style-name="P1"><text:span text:style-name="T1">1</text:span></text:p>
            <text:p text:style-name="P1"><text:span text:style-name="T1">2</text:span></text:p>
          </draw:rect>
          <draw:path draw:style-name="gr2" draw:text-style-name="P1" draw:layer="layout" svg:width="8.201cm" svg:height="6.129cm" svg:x="0.197cm" svg:y="20.37cm" svg:viewBox="0 0 8202 6130" svg:d="m3948 5662v467c-642-414-1664-507-2390-903-397-232-774-449-1006-801-459-697-615-1336-529-2473 26-417 364-1078 629-1653 29-98 54-197 76-297h316c-1 1-1 1-1 2 7 60 49 110 105 126 970-43 1938-132 2911-130 53 0 106 1 159 1 948 6 1891 88 2837 130 56-16 98-66 105-126 0-1 0-1-1-2h316c22 100 47 199 76 297 265 575 603 1236 629 1653 86 1137-70 1776-529 2473-232 352-609 569-1006 801-726 396-1748 489-2390 903v-467zm-3113-5327c-80 0-218 54-271 142-128 314-279 636-390 916h1c-1 7-2 15-2 22 0 68 45 125 106 143l7031 1c61-18 106-75 106-143 0-7-1-15-2-22h1c-111-280-262-602-390-916-53-88-191-142-271-142-948-42-1893-126-2843-133-53 0-106-1-159-1-975-2-1945 89-2917 133zm-562 1429c-80 0-238 94-259 200-86 860 33 1733 456 2262 659 824 2201 952 3229 959 53 0 106 1 159 1 1027 1 2596-126 3261-959 423-529 542-1402 456-2262-21-106-179-200-259-200z">
            <text:p/>
          </draw:path>
        </draw:g>
        <draw:g>
          <draw:rect draw:style-name="gr1" draw:text-style-name="P2" draw:layer="layout" svg:width="0.126cm" svg:height="0.159cm" svg:x="11.943cm" svg:y="22.564cm">
            <text:p text:style-name="P1"><text:span text:style-name="T1">1</text:span></text:p>
            <text:p text:style-name="P1"><text:span text:style-name="T1">1</text:span></text:p>
          </draw:rect>
          <draw:path draw:style-name="gr2" draw:text-style-name="P1" draw:layer="layout" svg:width="8.127cm" svg:height="6.579cm" svg:x="7.9cm" svg:y="16.82cm" svg:viewBox="0 0 8128 6580" svg:d="m3916 6058-2 522c-642-417-1617-550-2329-946-383-224-753-461-985-813-459-697-649-1243-589-2401 26-417 344-1078 609-1653 75-252 119-511 179-767 110 4 198 9 297 13 1 66-38 261-83 453 10 56 51 101 104 117 956-43 1907-131 2867-133 44 0 88 0 133 0 968 2 1929 90 2894 133 53-16 94-61 104-117-45-192-84-387-83-453 99-4 187-9 297-13 60 256 104 515 179 767 265 575 583 1236 609 1653 60 1158-130 1704-589 2401-232 352-602 589-985 813-712 396-1687 529-2329 946l-2-522zm-3101-5269c-80 0-167 44-230 142-93 204-290 560-428 910h3c-1 7-2 15-2 22 0 68 45 125 106 143h7008c61-18 106-75 106-143 0-7-1-15-2-22h3c-138-350-335-706-428-910-63-98-150-142-230-142-967-44-1930-134-2900-136-45 0-89 0-133 0-962 3-1915 92-2873 136zm-557 1423c-80 0-258 82-252 221 27 761 9 1684 529 2209 750 758 2159 929 3180 933 35 0 70 0 106 0 1020-4 2430-175 3180-933 520-525 502-1448 529-2209 6-139-172-221-252-221z">
            <text:p/>
          </draw:path>
        </draw:g>
        <draw:g>
          <draw:rect draw:style-name="gr1" draw:text-style-name="P2" draw:layer="layout" svg:width="0.251cm" svg:height="0.268cm" svg:x="27.587cm" svg:y="12.079cm">
            <text:p text:style-name="P1"><text:span text:style-name="T1">1</text:span></text:p>
            <text:p text:style-name="P1"><text:span text:style-name="T1">0</text:span></text:p>
          </draw:rect>
          <draw:path draw:style-name="gr2" draw:text-style-name="P1" draw:layer="layout" svg:width="8.071cm" svg:height="6.549cm" svg:x="23.647cm" svg:y="6.466cm" svg:viewBox="0 0 8072 6550" svg:d="m3886 5979v570c-633-377-1523-569-2212-1000-357-223-747-448-979-800-459-697-747-1250-687-2408 26-417 350-1006 575-1574 75-252 119-511 179-767 110 4 198 9 297 13 2 135-11 262-36 384h6c-1 7-2 15-2 22 0 68 45 125 106 143 934-43 1864-135 2801-135 62 0 123 1 185 1 943 5 1880 91 2820 135 61-18 106-75 106-143 0-7-1-15-2-22h6c-25-122-38-249-36-384 99-4 187-9 297-13 60 256 104 515 179 767 225 568 549 1157 575 1574 60 1158-228 1711-687 2408-232 352-622 577-979 800-689 431-1579 623-2212 1000v-570zm-3059-5212c-80 0-233 65-274 142-140 316-320 607-435 918v8c0 68 45 125 106 143l7024 1c61-18 106-75 106-143v-8c-115-311-295-602-435-918-41-77-194-142-274-142-942-45-1881-133-2826-138-62 0-123-1-185-1-939 0-1871 94-2807 138zm-609 1417c-80 0-219 70-213 202-13 738 89 1626 609 2151 753 761 2056 955 3073 959 44 0 88 0 132 0 1012-5 2294-205 3039-958 520-525 622-1413 609-2151 6-132-133-202-213-202z">
            <text:p/>
          </draw:path>
        </draw:g>
        <draw:g>
          <draw:rect draw:style-name="gr1" draw:text-style-name="P2" draw:layer="layout" svg:width="0.126cm" svg:height="0.159cm" svg:x="35.749cm" svg:y="22.599cm">
            <text:p text:style-name="P1"><text:span text:style-name="T1">9</text:span></text:p>
          </draw:rect>
          <draw:path draw:style-name="gr2" draw:text-style-name="P1" draw:layer="layout" svg:width="8.034cm" svg:height="6.523cm" svg:x="31.765cm" svg:y="17cm" svg:viewBox="0 0 8035 6524" svg:d="m3867 5874v649c-441-306-1383-670-2099-1092-438-258-781-568-972-781-615-701-780-1402-794-2243-33-582 405-1092 563-1633 74-254 119-516 178-774l285 6c-10 149-29 285-54 410v4c0 68 45 125 106 143 960-43 1921-133 2882-131 44 0 88 1 133 1 953 6 1906 89 2860 131 61-18 106-75 106-143v-4c-25-125-44-261-54-410l285-6c59 258 104 520 178 774 158 541 596 1051 563 1633-14 841-179 1542-794 2243-191 213-534 523-972 781-716 422-1658 786-2099 1092v-649zm-3094-5106c-80 0-198 38-247 142-135 340-304 598-412 879-1 6-2 13-2 19 0 68 45 125 106 143l6997 1c61-18 106-75 106-143 0-6-1-13-2-19-108-281-277-539-412-879-49-104-167-142-247-142-956-43-1911-127-2866-134-45 0-89-1-133-1-963-2-1926 90-2888 134zm-561 1389c-80 0-233 84-206 210 53 1025 205 1422 734 2090 367 427 1713 914 2948 925 44 0 88 0 132-1 1212-29 2513-505 2873-923 529-668 681-1065 734-2090 27-126-126-210-206-210z">
            <text:p/>
          </draw:path>
        </draw:g>
        <draw:g>
          <draw:rect draw:style-name="gr1" draw:text-style-name="P2" draw:layer="layout" svg:width="0.126cm" svg:height="0.159cm" svg:x="12.025cm" svg:y="5.707cm">
            <text:p text:style-name="P1"><text:span text:style-name="T1">8</text:span></text:p>
          </draw:rect>
          <draw:path draw:style-name="gr2" draw:text-style-name="P1" draw:layer="layout" svg:width="7.942cm" svg:height="6.513cm" svg:x="8cm" svg:y="0.2cm" svg:viewBox="0 0 7943 6514" svg:d="m3821 5722v792c-586-487-1345-771-1973-1215-747-529-1323-1053-1650-1887-127-339-198-690-198-1041-9-697 419-1164 539-1610 68-250 105-507 158-761 97 2 194 5 291 7-24 144-45 267-65 375 4 64 48 116 106 133 951-41 1905-126 2853-129 35 0 71 0 106 0 972 1 1951 86 2926 129 58-17 102-69 106-133-20-108-41-231-65-375 97-2 194-5 291-7 53 254 90 511 158 761 120 446 548 913 539 1610 0 351-71 702-198 1041-327 834-903 1358-1650 1887-628 444-1387 728-1973 1215v-792zm-3099-5001c-80 0-174 40-213 142-64 200-148 365-291 612-48 87-86 176-117 266-35 72 49 147 110 165h6919c61-18 145-93 110-165-31-90-69-179-117-266-143-247-227-412-291-612-39-102-133-142-213-142-977-44-1958-131-2932-132-35 0-71 0-106 0-950 3-1906 90-2859 132zm-517 1391c-80 0-199 58-199 142-20 425 92 849 238 1212 99 232 258 562 595 840 330 272 1267 918 2742 947 44 1 88 1 132 1 1503-12 2456-673 2789-948 337-278 496-608 595-840 146-363 258-787 238-1212 0-84-119-142-199-142z">
            <text:p/>
          </draw:path>
        </draw:g>
        <draw:g>
          <draw:rect draw:style-name="gr1" draw:text-style-name="P2" draw:layer="layout" svg:width="0.126cm" svg:height="0.159cm" svg:x="4.081cm" svg:y="5.6cm">
            <text:p text:style-name="P1"><text:span text:style-name="T1">7</text:span></text:p>
          </draw:rect>
          <draw:path draw:style-name="gr2" draw:text-style-name="P1" draw:layer="layout" svg:width="7.782cm" svg:height="6.547cm" svg:x="0.1cm" svg:y="0.152cm" svg:viewBox="0 0 7783 6548" svg:d="m3740 5632v916c-456-535-1120-830-1675-1256-367-282-504-357-1079-873s-958-1211-985-2011 317-1124 509-1634c106-284 106-502 119-774 104 2 187 12 291 14-2 120-11 231-24 335-15 82 44 147 105 165 942-22 1879-95 2820-96 44 0 88 0 132 0 946 1 1884 74 2828 96 61-18 120-83 105-165-13-104-22-215-24-335 104-2 187-12 291-14 13 272 13 490 119 774 192 510 536 834 509 1634s-410 1495-985 2011-712 591-1079 873c-555 426-1219 721-1675 1256v-916zm-3047-4912c-80 0-181 61-215 142-111 340-264 608-368 898 3 65 47 119 106 137h6746c59-18 103-72 106-137-104-290-257-558-368-898-34-81-135-142-215-142-946-43-1886-94-2834-96-44 0-88 0-132 0-943 2-1882 53-2826 96zm-483 1383c-80 0-200 81-209 142-3 48-5 98-5 150 40 846 457 1395 907 1832 687 559 1727 931 2589 945 62 1 124 1 185 0 865-13 1910-384 2598-945 450-437 867-986 907-1832 0-52-2-102-5-150-9-61-129-142-209-142z">
            <text:p/>
          </draw:path>
        </draw:g>
        <draw:g>
          <draw:rect draw:style-name="gr1" draw:text-style-name="P3" draw:layer="layout" svg:width="0.108cm" svg:height="0.159cm" svg:x="4.276cm" svg:y="19.4cm">
            <text:p text:style-name="P1"><text:span text:style-name="T2">14</text:span></text:p>
            <text:p text:style-name="P1"><text:span text:style-name="T2">15</text:span></text:p>
          </draw:rect>
          <draw:path draw:style-name="gr2" draw:text-style-name="P1" draw:layer="layout" svg:width="8.307cm" svg:height="6.141cm" svg:x="0.093cm" svg:y="14cm" svg:viewBox="0 0 8308 6142" svg:d="m4003 5719v422l-1-1c-625-422-1711-503-2436-842-443-218-800-436-1032-788-459-697-615-1422-496-2559 26-417 390-1093 655-1668 28-95 54-189 78-283h332c-1 2-1 4-2 6h4c-1 7-2 15-2 22 0 68 45 125 106 143 479-30 958-68 1437-89v204c-481 23-962 61-1443 91-80 0-206 39-279 142-135 327-296 634-418 930v6c0 68 45 125 106 143l7083 1c61-18 106-75 106-143v-6c-122-296-283-603-418-930-73-103-199-142-279-142-481-30-962-68-1443-91v-204c479 21 958 59 1437 89 61-18 106-75 106-143 0-7-1-15-2-22h4c-1-2-1-4-2-6h332c24 94 50 188 78 283 265 575 629 1251 655 1668 119 1137-37 1862-496 2559-232 352-589 570-1032 788-725 339-1811 420-2436 842l-1 1v-422zm-3698-3916c-80 0-244 87-264 186-118 872 67 1826 430 2309 633 841 2269 967 3302 971 62 0 124 0 185 0 1035-5 2649-136 3276-970 363-483 548-1437 430-2309-20-99-184-186-264-186z">
            <text:p/>
          </draw:path>
        </draw:g>
        <draw:g>
          <draw:rect draw:style-name="gr1" draw:text-style-name="P3" draw:layer="layout" svg:width="0.126cm" svg:height="0.159cm" svg:x="12cm" svg:y="16.119cm">
            <text:p text:style-name="P1"><text:span text:style-name="T2">16</text:span></text:p>
            <text:p text:style-name="P1"><text:span text:style-name="T2">17</text:span></text:p>
          </draw:rect>
          <draw:path draw:style-name="gr2" draw:text-style-name="P1" draw:layer="layout" svg:width="8.307cm" svg:height="6.141cm" svg:x="7.793cm" svg:y="10.7cm" svg:viewBox="0 0 8308 6142" svg:d="m4003 5719v422l-1-1c-625-422-1711-503-2436-842-443-218-800-436-1032-788-459-697-615-1422-496-2559 26-417 390-1093 655-1668 28-95 54-189 78-283h332c-1 2-1 4-2 6h4c-1 7-2 15-2 22 0 68 45 125 106 143 479-29 958-67 1437-86v204c-481 19-962 59-1443 88-80 0-206 39-279 142-135 327-296 634-418 930v6c0 68 45 125 106 143l2800 3v203h-2806c-80 0-244 87-264 186-118 872 67 1826 430 2309 637 847 2290 965 3322 972 44 0 88 1 132 1 1034 0 2675-129 3309-972 363-483 548-1437 430-2309-20-99-184-186-264-186h-2806v-203l2800-3c61-18 106-75 106-143v-6c-122-296-283-603-418-930-73-103-199-142-279-142-481-29-962-69-1443-88v-204c479 19 958 57 1437 86 61-18 106-75 106-143 0-7-1-15-2-22h4c-1-2-1-4-2-6h332c24 94 50 188 78 283 265 575 629 1251 655 1668 119 1137-37 1862-496 2559-232 352-589 570-1032 788-725 339-1811 420-2436 842l-1 1v-422z">
            <text:p/>
          </draw:path>
        </draw:g>
        <draw:g>
          <draw:rect draw:style-name="gr1" draw:text-style-name="P3" draw:layer="layout" svg:width="0.108cm" svg:height="0.159cm" svg:x="12.276cm" svg:y="28.4cm">
            <text:p text:style-name="P1"><text:span text:style-name="T2">14</text:span></text:p>
            <text:p text:style-name="P1"><text:span text:style-name="T2">15</text:span></text:p>
          </draw:rect>
          <draw:path draw:style-name="gr2" draw:text-style-name="P1" draw:layer="layout" svg:width="8.307cm" svg:height="6.141cm" svg:x="8.093cm" svg:y="23cm" svg:viewBox="0 0 8308 6142" svg:d="m4003 5719v422l-1-1c-625-422-1711-503-2436-842-443-218-800-436-1032-788-459-697-615-1422-496-2559 26-417 390-1093 655-1668 28-95 54-189 78-283h332c-1 2-1 4-2 6h4c-1 7-2 15-2 22 0 68 45 125 106 143 479-30 958-68 1437-89v204c-481 23-962 61-1443 91-80 0-206 39-279 142-135 327-296 634-418 930v6c0 68 45 125 106 143l7083 1c61-18 106-75 106-143v-6c-122-296-283-603-418-930-73-103-199-142-279-142-481-30-962-68-1443-91v-204c479 21 958 59 1437 89 61-18 106-75 106-143 0-7-1-15-2-22h4c-1-2-1-4-2-6h332c24 94 50 188 78 283 265 575 629 1251 655 1668 119 1137-37 1862-496 2559-232 352-589 570-1032 788-725 339-1811 420-2436 842l-1 1v-422zm-3698-3916c-80 0-244 87-264 186-118 872 67 1826 430 2309 633 841 2269 967 3302 971 62 0 124 0 185 0 1035-5 2649-136 3276-970 363-483 548-1437 430-2309-20-99-184-186-264-186z">
            <text:p/>
          </draw:path>
        </draw:g>
        <draw:g>
          <draw:rect draw:style-name="gr1" draw:text-style-name="P3" draw:layer="layout" svg:width="0.126cm" svg:height="0.159cm" svg:x="19.5cm" svg:y="10.319cm">
            <text:p text:style-name="P1"><text:span text:style-name="T2">16</text:span></text:p>
            <text:p text:style-name="P1"><text:span text:style-name="T2">17</text:span></text:p>
          </draw:rect>
          <draw:path draw:style-name="gr2" draw:text-style-name="P1" draw:layer="layout" svg:width="8.307cm" svg:height="6.141cm" svg:x="15.293cm" svg:y="4.9cm" svg:viewBox="0 0 8308 6142" svg:d="m4003 5719v422l-1-1c-625-422-1711-503-2436-842-443-218-800-436-1032-788-459-697-615-1422-496-2559 26-417 390-1093 655-1668 28-95 54-189 78-283h332c-1 2-1 4-2 6h4c-1 7-2 15-2 22 0 68 45 125 106 143 479-29 958-67 1437-86v204c-481 19-962 59-1443 88-80 0-206 39-279 142-135 327-296 634-418 930v6c0 68 45 125 106 143l2800 3v203h-2806c-80 0-244 87-264 186-118 872 67 1826 430 2309 637 847 2290 965 3322 972 44 0 88 1 132 1 1034 0 2675-129 3309-972 363-483 548-1437 430-2309-20-99-184-186-264-186h-2806v-203l2800-3c61-18 106-75 106-143v-6c-122-296-283-603-418-930-73-103-199-142-279-142-481-29-962-69-1443-88v-204c479 19 958 57 1437 86 61-18 106-75 106-143 0-7-1-15-2-22h4c-1-2-1-4-2-6h332c24 94 50 188 78 283 265 575 629 1251 655 1668 119 1137-37 1862-496 2559-232 352-589 570-1032 788-725 339-1811 420-2436 842l-1 1v-422z">
            <text:p/>
          </draw:path>
        </draw:g>
        <draw:g>
          <draw:rect draw:style-name="gr1" draw:text-style-name="P2" draw:layer="layout" svg:width="0.126cm" svg:height="0.159cm" svg:x="4.334cm" svg:y="11.746cm">
            <text:p text:style-name="P1"><text:span text:style-name="T1">2</text:span></text:p>
            <text:p text:style-name="P1"><text:span text:style-name="T1">3</text:span></text:p>
          </draw:rect>
          <draw:path draw:style-name="gr2" draw:text-style-name="P1" draw:layer="layout" svg:width="8.075cm" svg:height="6.983cm" svg:x="0.224cm" svg:y="6.1cm" svg:viewBox="0 0 8076 6984" svg:d="m3889 5940v1043c-602-873-900-1086-2112-1579-463-232-542-225-999-576s-821-1052-774-2044c-14-330 344-1065 609-1640 75-252 265-919 258-1144l298 7c0 176-63 512-130 738v6c0 68 45 125 106 143 937-42 1873-130 2810-129 53 0 105 1 158 1 940 4 1879 87 2818 129 61-18 106-75 106-143v-6c-67-226-130-562-130-738l298-7c-7 225 183 892 258 1144 265 575 623 1310 609 1640 47 992-317 1693-774 2044s-536 344-999 576c-1212 493-1510 706-2112 1579v-1043zm-3048-4841c-80 0-215 50-268 142-115 306-245 619-352 902 8 58 43 110 104 121 1121 1 5724 2 6830 1 61-11 96-63 104-121-107-283-237-596-352-902-53-92-188-142-268-142-941-43-1882-127-2824-132-53 0-105-1-158-1-939 0-1877 89-2816 132zm-522 1371c-121 3-249 35-308 366-118 872 212 1323 648 1733 686 645 1984 749 2998 754 62 0 123 1 185 1 1011-1 2297-113 2979-754 436-410 766-861 648-1733-59-331-187-363-308-366-1108-1-5719-2-6842-1z">
            <text:p/>
          </draw:path>
        </draw:g>
        <draw:g>
          <draw:rect draw:style-name="gr1" draw:text-style-name="P2" draw:layer="layout" svg:width="0.126cm" svg:height="0.159cm" svg:x="35.831cm" svg:y="28.617cm">
            <text:p text:style-name="P1"><text:span text:style-name="T1">2</text:span></text:p>
            <text:p text:style-name="P1"><text:span text:style-name="T1">2</text:span></text:p>
          </draw:rect>
          <draw:path draw:style-name="gr2" draw:text-style-name="P1" draw:layer="layout" svg:width="8.169cm" svg:height="6.949cm" svg:x="31.729cm" svg:y="22.9cm" svg:viewBox="0 0 8170 6950" svg:d="m3936 6040v910c-726-840-932-902-2159-1401-463-232-667-319-1084-662s-735-1190-688-2182c-14-330 363-1083 628-1658 75-252 225-802 225-1047l304 13c0 182-55 456-127 693h1c-1 7-2 15-2 22 0 68 45 125 106 143 957-44 1908-135 2871-137 52 0 105 0 158 0 959 3 1907 93 2862 137 61-18 106-75 106-143 0-7-1-15-2-22h1c-72-237-127-511-127-693l304-13c0 245 150 795 225 1047 265 575 642 1328 628 1658 47 992-271 1839-688 2182s-621 430-1084 662c-1227 499-1433 561-2159 1401v-910zm-3101-4963c-80 0-204 21-278 142-116 302-246 607-352 878 0 68 45 125 106 143h6951c61-18 106-75 106-143-106-271-236-576-352-878-74-121-198-142-278-142-957-45-1907-137-2868-140-53 0-106 0-158 0-965 3-1918 95-2877 140zm-530 1369c-80 0-203 15-302 292-118 872 206 1541 642 1951 683 642 2050 772 3067 773 61 0 123-1 185-1 1012-7 2356-137 3031-772 436-410 760-1079 642-1951-99-277-222-292-302-292z">
            <text:p/>
          </draw:path>
        </draw:g>
        <draw:g>
          <draw:rect draw:style-name="gr1" draw:text-style-name="P2" draw:layer="layout" svg:width="0.126cm" svg:height="0.159cm" svg:x="20.581cm" svg:y="28.746cm">
            <text:p text:style-name="P1"><text:span text:style-name="T1">2</text:span></text:p>
            <text:p text:style-name="P1"><text:span text:style-name="T1">1</text:span></text:p>
          </draw:rect>
          <draw:path draw:style-name="gr2" draw:text-style-name="P1" draw:layer="layout" svg:width="8.206cm" svg:height="6.889cm" svg:x="16.492cm" svg:y="22.91cm" svg:viewBox="0 0 8207 6890" svg:d="m3954 6132v758c-652-596-1117-789-2198-1195-443-186-708-278-1144-728s-662-1297-602-2309c-14-330 376-1077 641-1652 75-252 251-861 245-1006h278c-1 187-58 478-135 719 3 65 47 120 106 137 955-44 1901-133 2864-136 52 0 105 0 158 0 973 2 1930 92 2896 136 59-17 103-72 106-137-77-241-134-532-135-719h278c-6 145 170 754 245 1006 265 575 655 1322 641 1652 60 1012-166 1859-602 2309s-701 542-1144 728c-1081 406-1546 599-2198 1195v-758zm-3115-5070c-80 0-237 48-276 142-123 310-262 622-372 897 5 63 48 114 105 131h7016c57-17 100-68 105-131-110-275-249-587-372-897-39-94-196-142-276-142-968-45-1927-136-2902-139-53 0-106 0-158 0-965 4-1913 94-2870 139zm-549 1376c-80 0-243 35-296 277-118 872 180 1675 595 2113 676 714 2100 760 3120 761 61 0 123 0 185 0 1020-1 2447-45 3125-761 415-438 713-1241 595-2113-53-242-216-277-296-277z">
            <text:p/>
          </draw:path>
        </draw:g>
        <draw:g>
          <draw:rect draw:style-name="gr1" draw:text-style-name="P2" draw:layer="layout" svg:width="0.126cm" svg:height="0.159cm" svg:x="28.002cm" svg:y="19.473cm">
            <text:p text:style-name="P1"><text:span text:style-name="T1">1</text:span></text:p>
            <text:p text:style-name="P1"><text:span text:style-name="T1">9</text:span></text:p>
          </draw:rect>
          <draw:path draw:style-name="gr2" draw:text-style-name="P1" draw:layer="layout" svg:width="8.284cm" svg:height="6.767cm" svg:x="23.9cm" svg:y="13.532cm" svg:viewBox="0 0 8285 6768" svg:d="m3992 6246v521c-626-419-1652-607-2375-945-443-218-795-371-1066-722-443-641-636-1381-517-2518 26-417 390-1093 655-1668 19-65 222-811 218-914h299c-1 226-35 407-140 703 8 3-20 99 132 106 954-44 1899-138 2859-137 53 0 106 1 158 1 965 5 1914 93 2871 137 152-7 124-103 132-106-105-296-139-477-140-703h299c-4 103 199 849 218 914 265 575 629 1251 655 1668 119 1137-74 1877-517 2518-271 351-623 504-1066 722-723 338-1749 526-2375 945v-521zm-3248-5231c-51 0-130 71-155 142-124 307-263 615-372 886-20 101 43 145 104 163l7042 1c61-18 124-62 104-163-109-271-248-579-372-886-25-71-104-142-155-142-1008-46-2008-135-3025-141-52 0-105-1-158-1-1012-1-2008 95-3013 141zm-429 1397c-80 0-270 43-283 210-118 872 81 1789 444 2272 631 839 2248 860 3281 863 62 0 124 1 185 1 1034 2 2639-28 3266-863 363-483 562-1400 444-2272-13-167-203-210-283-210z">
            <text:p/>
          </draw:path>
        </draw:g>
        <draw:g>
          <draw:rect draw:style-name="gr1" draw:text-style-name="P2" draw:layer="layout" svg:width="0.418cm" svg:height="0.397cm" svg:x="35.075cm" svg:y="15.189cm">
            <text:p text:style-name="P1"><text:span text:style-name="T1">2</text:span></text:p>
            <text:p text:style-name="P1"><text:span text:style-name="T1">4</text:span></text:p>
          </draw:rect>
          <draw:path draw:style-name="gr2" draw:text-style-name="P1" draw:layer="layout" svg:width="7.937cm" svg:height="7.009cm" svg:x="31.261cm" svg:y="9.89cm" svg:viewBox="0 0 7938 7010" svg:d="m3820 5829v1180c-572-893-717-1255-1998-1748-357-192-596-298-946-542s-920-840-873-1832c-14-330 85-736 403-1279 139-258 429-1396 410-1608l297 13c0 166-52 560-114 776 6 61 49 110 105 127 927-41 1850-129 2780-129 52 0 105 1 158 1 934 5 1862 87 2793 129 56-17 99-66 105-127-62-216-114-610-114-776l297-13c-19 212 271 1350 410 1608 318 543 417 949 403 1279 47 992-523 1588-873 1832s-589 350-946 542c-1281 493-1426 855-1998 1748v-1180zm-3021-4708c-80 0-197 30-256 142-110 303-237 612-340 889 2 66 46 121 106 139l6723 1c60-18 104-73 106-139-103-277-230-586-340-889-59-112-176-142-256-142-933-43-1863-127-2799-132-53 0-106-1-158-1-932 0-1857 90-2786 132zm-496 1376c-80 0-290 56-302 395 53 965 338 1197 695 1528 565 533 1875 758 2889 767 61 1 123 1 185 1 1012-4 2312-236 2875-767 357-331 642-563 695-1528-12-339-222-395-302-395z">
            <text:p/>
          </draw:path>
        </draw:g>
        <draw:g>
          <draw:rect draw:style-name="gr1" draw:text-style-name="P2" draw:layer="layout" svg:width="0.126cm" svg:height="0.159cm" svg:x="20.432cm" svg:y="22.801cm">
            <text:p text:style-name="P1"><text:span text:style-name="T1">1</text:span></text:p>
            <text:p text:style-name="P1"><text:span text:style-name="T1">8</text:span></text:p>
          </draw:rect>
          <draw:path draw:style-name="gr2" draw:text-style-name="P1" draw:layer="layout" svg:width="8.291cm" svg:height="6.133cm" svg:x="16.209cm" svg:y="17.4cm" svg:viewBox="0 0 8292 6134" svg:d="m3996 5717v417c-626-419-1707-500-2430-838-443-218-800-436-1032-788-459-697-615-1422-496-2559 26-417 390-1093 655-1668 28-95 54-188 78-281h331c-1 2 44 153 105 171 947-45 1882-135 2840-139 53 0 106 0 158 0 972 2 1919 94 2879 139 61-18 106-169 105-171h331c24 93 50 186 78 281 265 575 629 1251 655 1668 119 1137-37 1862-496 2559-232 352-589 570-1032 788-723 338-1804 419-2430 838v-417zm-3094-5340c-80 0-211 30-278 142-135 327-296 634-418 930v8c0 68 45 125 106 143h7069c61-18 106-75 106-143v-8c-122-296-283-603-418-930-67-112-198-142-278-142-962-48-1911-147-2885-147-52 0-105 1-158 1-960 8-1897 99-2846 146zm-596 1429c-80 0-250 76-263 182-118 872 67 1826 430 2309 629 837 2241 936 3275 940 62 0 124 0 185 0 1034-3 2656-100 3287-940 363-483 548-1437 430-2309-13-106-183-182-263-182z">
            <text:p/>
          </draw:path>
        </draw:g>
        <draw:g>
          <draw:rect draw:style-name="gr1" draw:text-style-name="P2" draw:layer="layout" svg:width="0.126cm" svg:height="0.159cm" svg:x="28.074cm" svg:y="25.656cm">
            <text:p text:style-name="P1"><text:span text:style-name="T1">2</text:span></text:p>
            <text:p text:style-name="P1"><text:span text:style-name="T1">0</text:span></text:p>
          </draw:rect>
          <draw:path draw:style-name="gr2" draw:text-style-name="P1" draw:layer="layout" svg:width="8.277cm" svg:height="6.863cm" svg:x="24cm" svg:y="19.736cm" svg:viewBox="0 0 8278 6864" svg:d="m3990 6212v651c-660-595-1619-759-2337-1095-436-205-747-291-1138-800-403-556-595-1310-483-2321 26-417 390-1093 655-1668 75-252 235-834 229-979l298 7c-1 192-64 480-144 726 8 59 50 106 104 122 959-43 1913-136 2879-135 52 0 105 1 158 1 970 5 1929 91 2894 135 54-16 96-63 104-122-80-246-143-534-144-726l298-7c-6 145 154 727 229 979 265 575 629 1251 655 1668 112 1011-80 1765-483 2321-391 509-702 595-1138 800-718 336-1677 500-2337 1095v-651zm-3121-5152c-80 0-223-2-273 142-122 303-259 608-369 877-1 6-1 11-1 16 0 68 45 125 106 143l7017 1c61-18 106-75 106-143 0-5 0-10-1-16-110-269-247-574-369-877-50-144-193-142-273-142-967-45-1928-132-2900-138-53 0-106-1-158-1-968 0-1924 94-2885 138zm-543 1384c-80 0-256 22-295 243-118 872 80 1664 443 2147 634 846 2249 871 3280 874 61 0 123 1 185 1 1031 2 2635-31 3268-874 363-483 561-1275 443-2147-39-221-215-243-295-24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Zing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Zing</dc:title>
    <meta:creation-date>2010-11-07T00:28:55.71</meta:creation-date>
    <meta:editing-cycles>5</meta:editing-cycles>
    <meta:editing-duration>PT08H43M41S</meta:editing-duration>
    <dc:date>2010-11-12T00:39:24.69</dc:date>
    <meta:printed-by>Crab</meta:printed-by>
    <meta:print-date>2010-11-07T01:55:21.59</meta:print-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Zing" xlink:href="../../../../../Users/Crab/AppData/Roaming/OpenOffice.org/3/user/template/Zing1.otg" meta:date="2010-11-07T00:28:56"/>
  </office:meta>
</office:document-meta>
</file>